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420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aecf00" draw:textarea-horizontal-align="justify" draw:textarea-vertical-align="middle" draw:auto-grow-height="false"/>
    </style:style>
    <style:style style:name="gr8" style:family="graphic" style:parent-style-name="standard">
      <style:graphic-properties svg:stroke-width="0.03cm" draw:marker-start-width="0.35cm" draw:marker-end-width="0.3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9" style:family="graphic" style:parent-style-name="standard">
      <style:graphic-properties draw:stroke="solid" svg:stroke-width="0.03cm" draw:marker-start-width="0.05cm" draw:marker-end-width="0.05cm" draw:fill="none" draw:fill-color="#ff420e" draw:textarea-horizontal-align="justify" draw:textarea-vertical-align="middle" draw:auto-grow-height="false" fo:padding-top="0.14cm" fo:padding-bottom="0.14cm" fo:padding-left="0.265cm" fo:padding-right="0.265cm"/>
    </style:style>
    <style:style style:name="gr10" style:family="graphic" style:parent-style-name="objectwithoutfill">
      <style:graphic-properties draw:stroke="dash" draw:stroke-dash="Ultrafine_20_Dashed" svg:stroke-width="0.03cm" draw:marker-start-width="0.05cm" draw:marker-end-width="0.05cm" draw:fill="none" draw:textarea-horizontal-align="center" draw:textarea-vertical-align="middle" fo:padding-top="0.14cm" fo:padding-bottom="0.14cm" fo:padding-left="0.265cm" fo:padding-right="0.265cm"/>
    </style:style>
    <style:style style:name="gr11" style:family="graphic" style:parent-style-name="standard">
      <style:graphic-properties svg:stroke-width="0.06cm" svg:stroke-color="#0084d1" draw:marker-start-width="0.28cm" draw:marker-end="Symmetric_20_Arrow" draw:marker-end-width="0.28cm" draw:textarea-horizontal-align="center" draw:textarea-vertical-align="middle" fo:padding-top="0.155cm" fo:padding-bottom="0.155cm" fo:padding-left="0.28cm" fo:padding-right="0.28cm"/>
    </style:style>
    <style:style style:name="gr12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1.78cm" fo:min-width="3.957cm"/>
    </style:style>
    <style:style style:name="gr13" style:family="graphic" style:parent-style-name="standard">
      <style:graphic-properties svg:stroke-width="0.06cm" svg:stroke-color="#0084d1" draw:marker-start-width="0.28cm" draw:marker-end="Rounded_20_short_20_Arrow" draw:marker-end-width="0.28cm" draw:textarea-horizontal-align="center" draw:textarea-vertical-align="middle" fo:padding-top="0.155cm" fo:padding-bottom="0.155cm" fo:padding-left="0.28cm" fo:padding-right="0.28cm"/>
    </style:style>
    <style:style style:name="gr14" style:family="graphic" style:parent-style-name="standard">
      <style:graphic-properties draw:stroke="none" svg:stroke-color="#000000" draw:fill="none" draw:fill-color="#9999cc" draw:textarea-horizontal-align="center" draw:textarea-vertical-align="middle" draw:auto-grow-height="true" draw:auto-grow-width="false" fo:min-height="2.561cm" fo:min-width="3.957cm"/>
    </style:style>
    <style:style style:name="gr15" style:family="graphic" style:parent-style-name="standard">
      <style:graphic-properties draw:stroke="none" draw:fill-color="#579d1c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fo:font-family="'DejaVu Sans Condensed'" style:font-family-generic="swiss" style:font-pitch="variable" fo:font-size="12pt" style:font-size-asian="12pt" style:font-size-complex="12pt"/>
    </style:style>
    <style:style style:name="P2" style:family="paragraph">
      <style:paragraph-properties fo:text-align="center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text-align="center" fo:text-indent="0cm"/>
      <style:text-properties style:use-window-font-color="true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ffffff" fo:font-weight="bold" style:font-weight-asian="bold" style:font-weight-complex="bold"/>
    </style:style>
    <style:style style:name="P7" style:family="paragraph">
      <style:paragraph-properties fo:text-align="center"/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" style:family="text">
      <style:text-properties style:use-window-font-color="true" fo:font-family="'DejaVu Sans Condensed'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fo:font-family="'DejaVu Sans Condensed'" style:font-family-generic="swiss" style:font-pitch="variable" fo:font-size="12pt" fo:font-weight="bold" style:font-family-asian="'DejaVu Sans'" style:font-style-name-asian="Condensed" style:font-family-generic-asian="swiss" style:font-pitch-asian="variable" style:font-size-asian="12pt" style:font-weight-asian="bold" style:font-family-complex="'DejaVu Sans'" style:font-style-name-complex="Condensed" style:font-family-generic-complex="swiss" style:font-pitch-complex="variable" style:font-size-complex="12pt" style:font-weight-complex="bold"/>
    </style:style>
    <style:style style:name="T4" style:family="text">
      <style:text-properties fo:color="#ffffff" fo:font-family="'DejaVu Sans Condensed'" style:font-family-generic="swiss" style:font-pitch="variable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072cm" svg:height="0.875cm" svg:x="1.4cm" svg:y="11.925cm">
          <text:p text:style-name="P1"><text:span text:style-name="T1">physi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072cm" svg:height="1cm" svg:x="1.4cm" svg:y="10.675cm">
          <text:p text:style-name="P1"><text:span text:style-name="T1">liaison</text:span></text:p>
          <text:p text:style-name="P1"><text:span text:style-name="T1">de donné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072cm" svg:height="0.875cm" svg:x="1.4cm" svg:y="9.55cm">
          <text:p text:style-name="P1"><text:span text:style-name="T1">résea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3.072cm" svg:height="0.875cm" svg:x="1.4cm" svg:y="8.55cm">
          <text:p text:style-name="P1"><text:span text:style-name="T1">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072cm" svg:height="0.625cm" svg:x="1.4cm" svg:y="7.8cm">
          <text:p text:style-name="P1"><text:span text:style-name="T1">se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072cm" svg:height="0.625cm" svg:x="1.4cm" svg:y="7.05cm">
          <text:p text:style-name="P1"><text:span text:style-name="T1">présent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072cm" svg:height="0.875cm" svg:x="1.4cm" svg:y="6.05cm">
          <text:p text:style-name="P1"><text:span text:style-name="T1">appl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2.5cm" svg:height="0.875cm" svg:x="5.8cm" svg:y="11.926cm">
          <text:p text:style-name="P1"><text:span text:style-name="T1">010101</text:span><text:span text:style-name="T1"><text:tab/></text:span><text:span text:style-name="T1"><text:tab/></text:span><text:span text:style-name="T1">01110110001111</text:span><text:span text:style-name="T1"><text:tab/></text:span><text:span text:style-name="T1"><text:tab/></text:span><text:span text:style-name="T1">0111111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2.25cm" svg:height="0.875cm" svg:x="7.05cm" svg:y="10.727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6.125cm" svg:height="0.875cm" svg:x="9.3cm" svg:y="10.728cm">
          <text:p text:style-name="P1"><text:span text:style-name="T1">tra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2.175cm" svg:height="0.875cm" svg:x="15.425cm" svg:y="10.728cm">
          <text:p text:style-name="P1"><text:span text:style-name="T1">suffix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25cm" svg:height="0.875cm" svg:x="8.45cm" svg:y="9.55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95cm" svg:height="0.875cm" svg:x="10.7cm" svg:y="9.551cm">
          <text:p text:style-name="P1"><text:span text:style-name="T1">paqu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9.3cm" svg:y1="10.8cm" svg:x2="8.55cm" svg:y2="10.425cm">
          <text:p/>
        </draw:line>
        <draw:line draw:style-name="gr10" draw:text-style-name="P3" draw:layer="layout" svg:x1="15.401cm" svg:y1="10.801cm" svg:x2="17.675cm" svg:y2="6.925cm">
          <text:p/>
        </draw:line>
        <draw:custom-shape draw:style-name="gr8" draw:text-style-name="P2" draw:layer="layout" svg:width="2.126cm" svg:height="0.875cm" svg:x="9.675cm" svg:y="8.55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424cm" svg:height="0.875cm" svg:x="11.801cm" svg:y="8.551cm">
          <text:p text:style-name="P1"><text:span text:style-name="T1">se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2.25cm" svg:height="0.875cm" svg:x="11.051cm" svg:y="6.05cm">
          <text:p text:style-name="P1"><text:span text:style-name="T1">en-tê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4.424cm" svg:height="0.875cm" svg:x="13.301cm" svg:y="6.051cm">
          <text:p text:style-name="P1"><text:span text:style-name="T1">datagram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3" draw:layer="layout" svg:x1="10.675cm" svg:y1="9.55cm" svg:x2="9.8cm" svg:y2="9.425cm">
          <text:p/>
        </draw:line>
        <draw:line draw:style-name="gr10" draw:text-style-name="P3" draw:layer="layout" svg:x1="11.8cm" svg:y1="8.55cm" svg:x2="11.175cm" svg:y2="6.925cm">
          <text:p/>
        </draw:line>
        <draw:line draw:style-name="gr11" draw:text-style-name="P3" draw:layer="layout" svg:x1="5.05cm" svg:y1="11.55cm" svg:x2="10.05cm" svg:y2="5.675cm">
          <text:p/>
        </draw:line>
        <draw:frame draw:style-name="gr12" draw:text-style-name="P5" draw:layer="layout" svg:width="9.357cm" svg:height="2.03cm" draw:transform="rotate (0.862018117559999) translate (3.4cm 11.279cm)">
          <draw:text-box>
            <text:p text:style-name="P4"><text:span text:style-name="T2">(N + 1) </text:span><text:span text:style-name="T3">→ (N) : suppression</text:span><text:span text:style-name="T2"> en-tête</text:span></text:p>
          </draw:text-box>
        </draw:frame>
        <draw:line draw:style-name="gr13" draw:text-style-name="P3" draw:layer="layout" svg:x1="10.9cm" svg:y1="5.8cm" svg:x2="5.9cm" svg:y2="11.675cm">
          <text:p/>
        </draw:line>
        <draw:frame draw:style-name="gr14" draw:text-style-name="P5" draw:layer="layout" svg:width="8.607cm" svg:height="2.811cm" draw:transform="rotate (0.862367183410398) translate (4.234cm 10.992cm)">
          <draw:text-box>
            <text:p text:style-name="P4"><text:span text:style-name="T2">(N) </text:span><text:span text:style-name="T3">→ (N+1) : </text:span><text:span text:style-name="T2">ajout en-tête</text:span></text:p>
          </draw:text-box>
        </draw:frame>
        <draw:custom-shape draw:style-name="gr15" draw:text-style-name="P7" draw:layer="layout" svg:width="2.625cm" svg:height="0.75cm" svg:x="10.175cm" svg:y="4.55cm">
          <text:p text:style-name="P6"><text:span text:style-name="T4">émission</text:span></text:p>
          <draw:enhanced-geometry svg:viewBox="0 0 21600 21600" draw:text-areas="800 800 20800 20800" draw:type="round-rectangular-callout" draw:modifiers="6053.92231530845 35491.87749667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7" draw:layer="layout" svg:width="2.625cm" svg:height="0.75cm" svg:x="4.175cm" svg:y="12.675cm">
          <text:p text:style-name="P6"><text:span text:style-name="T4">réception</text:span></text:p>
          <draw:enhanced-geometry svg:viewBox="0 0 21600 21600" draw:text-areas="800 800 20800 20800" draw:type="round-rectangular-callout" draw:modifiers="7197.2581873572 -30717.44340878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2-01-17T21:57:33</dc:date>
    <meta:editing-duration>PT11H51M27S</meta:editing-duration>
    <meta:editing-cycles>41</meta:editing-cycles>
    <meta:generator>LibreOffice/3.4$Unix LibreOffice_project/340m1$Build-502</meta:generator>
    <meta:document-statistic meta:object-count="27"/>
  </office:meta>
</office:document-meta>
</file>